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57bd" officeooo:paragraph-rsid="001757bd" style:font-weight-asian="bold" style:font-weight-complex="bold"/>
    </style:style>
    <style:style style:name="P2" style:family="paragraph" style:parent-style-name="Standard">
      <style:text-properties fo:font-weight="normal" officeooo:rsid="001757bd" officeooo:paragraph-rsid="001757bd" style:font-weight-asian="normal" style:font-weight-complex="normal"/>
    </style:style>
    <style:style style:name="P3" style:family="paragraph" style:parent-style-name="Standard">
      <style:text-properties officeooo:paragraph-rsid="001757b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57bd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STRAR TODOS LOS NUMEROS ENTRE EL CERO Y UN NUMERO DADO</text:p>
      <text:p text:style-name="P2"><text:s/></text:p>
      <text:p text:style-name="P2">int cero = 0</text:p>
      <text:p text:style-name="P2">int num1 = </text:p>
      <text:p text:style-name="P2">leer (num1)</text:p>
      <text:p text:style-name="P2">int indice =</text:p>
      <text:p text:style-name="P2">int i = 1</text:p>
      <text:p text:style-name="P2">para( int indice = <text:s/>cero hasta num1 con paso i)</text:p>
      <text:p text:style-name="P2"><text:tab/>imprimir indice - cero</text:p>
      <text:p text:style-name="P2">fin para</text:p>
      <text:p text:style-name="P2"/>
      <text:p text:style-name="P2"/>
      <text:p text:style-name="P2"/>
      <text:p text:style-name="P2"/>
      <text:p text:style-name="P2">int cero = 0</text:p>
      <text:p text:style-name="P2">int num1 = </text:p>
      <text:p text:style-name="P2">leer (num1)</text:p>
      <text:p text:style-name="P2">int indice =</text:p>
      <text:p text:style-name="P2">int i = 1</text:p>
      <text:p text:style-name="P2">para (indice= cero hasta num1 con paso i)</text:p>
      <text:p text:style-name="P2"><text:tab/>imprimir num1</text:p>
      <text:p text:style-name="P2">fin para</text:p>
      <text:p text:style-name="P1"/>
      <text:p text:style-name="P1"/>
      <text:p text:style-name="P1">LEER POR TECLADO UNA LETRA, SI LA LETRA ES A, INCREMENTO EL VALOR DE CUENTA, SI ES B DECREMENTO EL VALOR DE CUENTA, SI LA LETRA ES C. IMPRIMO EL VALOR DE CUENTA Y FIN DEL PROGRAMA</text:p>
      <text:p text:style-name="P1"/>
      <text:p text:style-name="P1"/>
      <text:p text:style-name="P1">INICIO</text:p>
      <text:p text:style-name="P1"/>
      <text:p text:style-name="P2">letra1 = a</text:p>
      <text:p text:style-name="P2">letra2 = b</text:p>
      <text:p text:style-name="P2">letra3 = c</text:p>
      <text:p text:style-name="P2">int cuenta = 0</text:p>
      <text:p text:style-name="P2">letrapedir = </text:p>
      <text:p text:style-name="P2"/>
      <text:p text:style-name="P2">mientras letrapedir != letra3</text:p>
      <text:p text:style-name="P2"><text:tab/>“intruducir letra de a a c”</text:p>
      <text:p text:style-name="P2"><text:tab/>leer (letrapedir)</text:p>
      <text:p text:style-name="P2"><text:tab/>si letrapedir = letra1</text:p>
      <text:p text:style-name="P2"><text:tab/><text:tab/>cuenta = cuenta + 1</text:p>
      <text:p text:style-name="P2"><text:tab/>si letrapedir = letra2</text:p>
      <text:p text:style-name="P2"><text:tab/><text:tab/>cuenta = cuenta – 1</text:p>
      <text:p text:style-name="P2"><text:tab/></text:p>
      <text:p text:style-name="P2">fin mientras</text:p>
      <text:p text:style-name="P2">imprimir cuenta</text:p>
      <text:p text:style-name="P2"/>
      <text:p text:style-name="P2"/>
      <text:p text:style-name="P1">FIN</text:p>
      <text:p text:style-name="P2"/>
      <text:p text:style-name="P2"/>
      <text:p text:style-name="P3"><text:soft-page-break/><text:span text:style-name="T2">HAZ UNA CALCULADORA LITE </text:span><text:bookmark text:name="title"/><text:bookmark text:name="productTitle"/>Casio FX-CG50<text:span text:style-name="T2">: SE PEDIRAN POR PANTALLA DOS NUMEROS Y ELEGIR EL TIPO DE OPERACION</text:span></text:p>
      <text:p text:style-name="P2"/>
      <text:p text:style-name="P2"/>
      <text:p text:style-name="P2">int num1 = </text:p>
      <text:p text:style-name="P2">int num2 =</text:p>
      <text:p text:style-name="P2">int operación = </text:p>
      <text:p text:style-name="P2">int resultado =</text:p>
      <text:p text:style-name="P2">int indice =</text:p>
      <text:p text:style-name="P2">int mult =</text:p>
      <text:p text:style-name="P2">int camb =</text:p>
      <text:p text:style-name="P2"/>
      <text:p text:style-name="P2">mientras operación != a</text:p>
      <text:p text:style-name="P2"><text:tab/>“primer numero”</text:p>
      <text:p text:style-name="P2"><text:tab/>leer num1</text:p>
      <text:p text:style-name="P2"><text:tab/>“segundo numero”</text:p>
      <text:p text:style-name="P2"><text:tab/>leer num2</text:p>
      <text:p text:style-name="P2"><text:tab/>“seleccionar tipo de operación del ; 1 es suma, 2 es resta, 3 es multiplicar y 4 es dividir”</text:p>
      <text:p text:style-name="P2"><text:tab/>leer operación </text:p>
      <text:p text:style-name="P2"><text:tab/>si operación = 1</text:p>
      <text:p text:style-name="P2"><text:tab/><text:tab/><text:tab/>resultado = num1 + num2</text:p>
      <text:p text:style-name="P2"><text:tab/><text:tab/>si no si operación = 2</text:p>
      <text:p text:style-name="P2"><text:tab/><text:tab/><text:tab/><text:tab/>resultado = num1 - num2</text:p>
      <text:p text:style-name="P1"><text:tab/><text:tab/><text:tab/><text:tab/><text:span text:style-name="T1">si no si operación = 3</text:span></text:p>
      <text:p text:style-name="P1"><text:span text:style-name="T1"><text:tab/><text:tab/><text:tab/><text:tab/><text:tab/>si num2 &gt; num1</text:span></text:p>
      <text:p text:style-name="P1"><text:span text:style-name="T1"><text:tab/><text:tab/><text:tab/><text:tab/><text:tab/><text:tab/>camb = num2</text:span></text:p>
      <text:p text:style-name="P1"><text:span text:style-name="T1"><text:tab/><text:tab/><text:tab/><text:tab/><text:tab/><text:tab/>num2 = num1</text:span></text:p>
      <text:p text:style-name="P1"><text:span text:style-name="T1"><text:tab/><text:tab/><text:tab/><text:tab/><text:tab/><text:tab/>num1 = camb</text:span></text:p>
      <text:p text:style-name="P1"><text:span text:style-name="T1"><text:tab/><text:tab/><text:tab/><text:tab/><text:tab/><text:tab/>si no si num2 y num1 == 0</text:span></text:p>
      <text:p text:style-name="P1"><text:span text:style-name="T1"><text:tab/><text:tab/><text:tab/><text:tab/><text:tab/><text:tab/><text:tab/>resultado = 0</text:span></text:p>
      <text:p text:style-name="P1"><text:span text:style-name="T1"><text:tab/><text:tab/><text:tab/><text:tab/><text:tab/><text:tab/><text:tab/>si no</text:span></text:p>
      <text:p text:style-name="P2"><text:tab/><text:tab/><text:tab/><text:tab/><text:tab/><text:tab/><text:tab/>para (indice = 1 hasta indice = num2 paso 1)</text:p>
      <text:p text:style-name="P1"><text:span text:style-name="T1"><text:tab/><text:tab/><text:tab/><text:tab/><text:tab/><text:tab/><text:tab/><text:tab/>resultado = resultado + num1</text:span></text:p>
      <text:p text:style-name="P3"><text:span text:style-name="T2"><text:tab/><text:tab/><text:tab/><text:tab/><text:tab/><text:tab/><text:tab/>fin para</text:span></text:p>
      <text:p text:style-name="P1"><text:tab/><text:tab/><text:tab/><text:tab/><text:tab/><text:tab/><text:tab/><text:span text:style-name="T1">si no <text:s/>operación = 4</text:span></text:p>
      <text:p text:style-name="P1"><text:span text:style-name="T1"><text:tab/><text:tab/><text:tab/><text:tab/><text:tab/><text:tab/><text:tab/><text:tab/>mientras num1 &gt; num2</text:span></text:p>
      <text:p text:style-name="P1"><text:span text:style-name="T1"><text:tab/><text:tab/><text:tab/><text:tab/><text:tab/><text:tab/><text:tab/><text:tab/><text:tab/>num1 = num1 – num2</text:span></text:p>
      <text:p text:style-name="P1"><text:span text:style-name="T1"><text:tab/><text:tab/><text:tab/><text:tab/><text:tab/><text:tab/><text:tab/><text:tab/><text:tab/>resultado = resultado + 1</text:span></text:p>
      <text:p text:style-name="P1"><text:span text:style-name="T1"><text:tab/><text:tab/><text:tab/><text:tab/><text:tab/><text:tab/><text:tab/><text:tab/>fin mientras</text:span></text:p>
      <text:p text:style-name="P1"><text:span text:style-name="T1"><text:tab/><text:tab/><text:tab/><text:tab/><text:tab/><text:tab/></text:span></text:p>
      <text:p text:style-name="P2"><text:tab/>fin si</text:p>
      <text:p text:style-name="P2"><text:tab/>“resultado”</text:p>
      <text:p text:style-name="P2">fin mientras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19:32:39.667000000</meta:creation-date>
    <dc:date>2023-10-04T21:34:05.053000000</dc:date>
    <meta:editing-duration>PT2H1M25S</meta:editing-duration>
    <meta:editing-cycles>1</meta:editing-cycles>
    <meta:document-statistic meta:table-count="0" meta:image-count="0" meta:object-count="0" meta:page-count="2" meta:paragraph-count="75" meta:word-count="324" meta:character-count="1646" meta:non-whitespace-character-count="1238"/>
    <meta:generator>LibreOffice/7.6.1.2$Windows_x86 LibreOffice_project/f5defcebd022c5bc36bbb79be232cb6926d8f674</meta:generator>
  </office:meta>
</office:document-meta>
</file>